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b735" officeooo:paragraph-rsid="0008b735"/>
    </style:style>
    <style:style style:name="P2" style:family="paragraph" style:parent-style-name="Standard">
      <style:paragraph-properties fo:text-align="start" style:justify-single-word="false"/>
      <style:text-properties officeooo:rsid="0008b735" officeooo:paragraph-rsid="0008b735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8b735" officeooo:paragraph-rsid="0008b735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tyle="normal" officeooo:rsid="0008b735" officeooo:paragraph-rsid="0008b735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d50a3"/>
    </style:style>
    <style:style style:name="P6" style:family="paragraph" style:parent-style-name="Standard">
      <style:paragraph-properties fo:text-align="start" style:justify-single-word="false"/>
      <style:text-properties officeooo:rsid="000e1330" officeooo:paragraph-rsid="000e1330"/>
    </style:style>
    <style:style style:name="P7" style:family="paragraph" style:parent-style-name="Standard">
      <style:paragraph-properties fo:text-align="start" style:justify-single-word="false"/>
      <style:text-properties officeooo:rsid="001336fc" officeooo:paragraph-rsid="001336fc"/>
    </style:style>
    <style:style style:name="P8" style:family="paragraph" style:parent-style-name="Standard">
      <style:paragraph-properties fo:text-align="start" style:justify-single-word="false"/>
      <style:text-properties officeooo:rsid="001685cd" officeooo:paragraph-rsid="001685cd"/>
    </style:style>
    <style:style style:name="P9" style:family="paragraph" style:parent-style-name="Standard">
      <style:paragraph-properties fo:text-align="start" style:justify-single-word="false"/>
      <style:text-properties officeooo:rsid="001776b2" officeooo:paragraph-rsid="00187544"/>
    </style:style>
    <style:style style:name="P10" style:family="paragraph" style:parent-style-name="Standard">
      <style:paragraph-properties fo:text-align="start" style:justify-single-word="false"/>
      <style:text-properties officeooo:rsid="0019e3e5" officeooo:paragraph-rsid="0019e3e5"/>
    </style:style>
    <style:style style:name="P11" style:family="paragraph" style:parent-style-name="Standard">
      <style:paragraph-properties fo:text-align="start" style:justify-single-word="false"/>
      <style:text-properties officeooo:rsid="001b3e62" officeooo:paragraph-rsid="001b3e62"/>
    </style:style>
    <style:style style:name="P12" style:family="paragraph" style:parent-style-name="Standard">
      <style:paragraph-properties fo:text-align="start" style:justify-single-word="false"/>
      <style:text-properties officeooo:rsid="0008b735" officeooo:paragraph-rsid="0008b735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08b735" officeooo:paragraph-rsid="0008b735" style:font-style-asian="normal" style:font-style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normal" officeooo:rsid="0008b735" officeooo:paragraph-rsid="001d108d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0e1330" officeooo:paragraph-rsid="000e1330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0e1330" officeooo:paragraph-rsid="000d50a3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0d50a3" officeooo:paragraph-rsid="000d50a3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0fa96e" officeooo:paragraph-rsid="000e1330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10ed11" officeooo:paragraph-rsid="0010ed11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12ccc5" officeooo:paragraph-rsid="0012ccc5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1336fc" officeooo:paragraph-rsid="001336fc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officeooo:rsid="001490dc" officeooo:paragraph-rsid="001490dc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1776b2" officeooo:paragraph-rsid="001776b2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officeooo:rsid="00177a05" officeooo:paragraph-rsid="00177a05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officeooo:rsid="0019e3e5" officeooo:paragraph-rsid="0019e3e5" style:font-style-asian="normal" style:font-style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tyle="normal" officeooo:rsid="000bf2a2" officeooo:paragraph-rsid="001d108d" style:font-style-asian="normal" style:font-style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tyle="normal" officeooo:rsid="000a8ede" officeooo:paragraph-rsid="000a8ede" style:font-style-asian="normal" style:font-style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tyle="normal" officeooo:rsid="001d108d" officeooo:paragraph-rsid="001d108d" style:font-style-asian="normal" style:font-style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0a8ede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0a8ede" officeooo:paragraph-rsid="000a8ede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1d108d" officeooo:paragraph-rsid="001d108d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1daf9e" officeooo:paragraph-rsid="001daf9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bf2a2" style:font-style-asian="normal" style:font-style-complex="normal"/>
    </style:style>
    <style:style style:name="T3" style:family="text">
      <style:text-properties fo:font-style="normal" officeooo:rsid="000d50a3" style:font-style-asian="normal" style:font-style-complex="normal"/>
    </style:style>
    <style:style style:name="T4" style:family="text">
      <style:text-properties fo:font-style="normal" officeooo:rsid="000e1330" style:font-style-asian="normal" style:font-style-complex="normal"/>
    </style:style>
    <style:style style:name="T5" style:family="text">
      <style:text-properties fo:font-style="normal" officeooo:rsid="000fa96e" style:font-style-asian="normal" style:font-style-complex="normal"/>
    </style:style>
    <style:style style:name="T6" style:family="text">
      <style:text-properties fo:font-style="normal" officeooo:rsid="001490dc" style:font-style-asian="normal" style:font-style-complex="normal"/>
    </style:style>
    <style:style style:name="T7" style:family="text">
      <style:text-properties fo:font-style="normal" officeooo:rsid="001776b2" style:font-style-asian="normal" style:font-style-complex="normal"/>
    </style:style>
    <style:style style:name="T8" style:family="text">
      <style:text-properties fo:font-style="normal" officeooo:rsid="00177a05" style:font-style-asian="normal" style:font-style-complex="normal"/>
    </style:style>
    <style:style style:name="T9" style:family="text">
      <style:text-properties fo:font-style="normal" officeooo:rsid="00187544" style:font-style-asian="normal" style:font-style-complex="normal"/>
    </style:style>
    <style:style style:name="T10" style:family="text">
      <style:text-properties fo:font-style="normal" officeooo:rsid="0019e3e5" style:font-style-asian="normal" style:font-style-complex="normal"/>
    </style:style>
    <style:style style:name="T11" style:family="text">
      <style:text-properties fo:font-style="normal" officeooo:rsid="001b3e62" style:font-style-asian="normal" style:font-style-complex="normal"/>
    </style:style>
    <style:style style:name="T12" style:family="text">
      <style:text-properties fo:font-style="normal" officeooo:rsid="001b82ad" style:font-style-asian="normal" style:font-style-complex="normal"/>
    </style:style>
    <style:style style:name="T13" style:family="text">
      <style:text-properties fo:font-style="normal" officeooo:rsid="001d108d" style:font-style-asian="normal" style:font-style-complex="normal"/>
    </style:style>
    <style:style style:name="T14" style:family="text">
      <style:text-properties fo:font-style="normal" officeooo:rsid="000a8ede" style:font-style-asian="normal" style:font-style-complex="normal"/>
    </style:style>
    <style:style style:name="T15" style:family="text">
      <style:text-properties officeooo:rsid="001d10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157a Project Report</text:p>
      <text:p text:style-name="P2">1. Team min(sleep)</text:p>
      <text:p text:style-name="P2">2. Matthew Binning, David Huang, Irvin Yip</text:p>
      <text:p text:style-name="P2">3. Traveler’s Guide</text:p>
      <text:p text:style-name="P1">4. <text:span text:style-name="T1">Schema</text:span></text:p>
      <text:p text:style-name="P3"/>
      <text:p text:style-name="P15">CREATE TABLE Country</text:p>
      <text:p text:style-name="P6"><text:span text:style-name="T3">(</text:span><text:span text:style-name="T1">name VARCHAR(20),</text:span></text:p>
      <text:p text:style-name="P15"><text:s/>background VARCHAR(200),</text:p>
      <text:p text:style-name="P15"><text:s/>latitude INT,</text:p>
      <text:p text:style-name="P5"><text:span text:style-name="T3"><text:s/></text:span><text:span text:style-name="T4">longitude INT,</text:span></text:p>
      <text:p text:style-name="P16"><text:s/>area INT,</text:p>
      <text:p text:style-name="P16"><text:s/>population INT,</text:p>
      <text:p text:style-name="P16"><text:s/>PRIMARY KEY(name)</text:p>
      <text:p text:style-name="P15">);</text:p>
      <text:p text:style-name="P17"/>
      <text:p text:style-name="P15">CREATE TABLE User</text:p>
      <text:p text:style-name="P15">(uID INT,</text:p>
      <text:p text:style-name="P15"><text:s/>name VARCHAR(20),</text:p>
      <text:p text:style-name="P15"><text:s/>age INT,</text:p>
      <text:p text:style-name="P15"><text:s/>email VARCHAR(30),</text:p>
      <text:p text:style-name="P6"><text:span text:style-name="T1"><text:s/>language VARCHAR(20) REFERENCES </text:span><text:span text:style-name="T5">Language(name),</text:span></text:p>
      <text:p text:style-name="P18"><text:s/>avatar VARCHAR(50),</text:p>
      <text:p text:style-name="P18"><text:s/>country VARCHAR(20) REFERENCES Country(name),</text:p>
      <text:p text:style-name="P18"><text:s/>PRIMARY KEY(uID)</text:p>
      <text:p text:style-name="P15">);</text:p>
      <text:p text:style-name="P15"/>
      <text:p text:style-name="P19">CREATE TABLE Connection</text:p>
      <text:p text:style-name="P19">(uID1 INT REFERENCES User(uID),</text:p>
      <text:p text:style-name="P19"><text:s/>uID2 INT REFERENCES User(uID),</text:p>
      <text:p text:style-name="P19"><text:s/>meetDate DATE,</text:p>
      <text:p text:style-name="P19"><text:s/>PRIMARY KEY(uID1, uID2)</text:p>
      <text:p text:style-name="P19">);</text:p>
      <text:p text:style-name="P19"/>
      <text:p text:style-name="P19">CREATE TABLE Recommendation</text:p>
      <text:p text:style-name="P19">(uID INT REFERENCES User(uID),</text:p>
      <text:p text:style-name="P19"><text:s/>name VARCHAR(20) REFERENCES Country(name),</text:p>
      <text:p text:style-name="P19"><text:s/>stars INT,</text:p>
      <text:p text:style-name="P19"><text:s/>opinion VARCHAR(200),</text:p>
      <text:p text:style-name="P19"><text:s/>PRIMARY KEY(uID, name)</text:p>
      <text:p text:style-name="P19">);</text:p>
      <text:p text:style-name="P19"/>
      <text:p text:style-name="P20">CREATE TABLE Boundaries</text:p>
      <text:p text:style-name="P20">(name1 REFERENCES(Country.name),</text:p>
      <text:p text:style-name="P20"><text:s/>name2 REFERENCES(Country.name),</text:p>
      <text:p text:style-name="P20"><text:s/>length INT,</text:p>
      <text:p text:style-name="P20"><text:s/>PRIMARY KEY(name1, name2)</text:p>
      <text:p text:style-name="P20">);</text:p>
      <text:p text:style-name="P19"/>
      <text:p text:style-name="P21"><text:soft-page-break/>CREATE TABLE Languages</text:p>
      <text:p text:style-name="P21">(id INT PRIMARY KEY,</text:p>
      <text:p text:style-name="P21"><text:s/>country VARCHAR(20) REFERENCES Country(name),</text:p>
      <text:p text:style-name="P21"><text:s/>language VARCHAR(20),</text:p>
      <text:p text:style-name="P7"><text:span text:style-name="T1"><text:s/>percent </text:span><text:span text:style-name="T6">FLOAT</text:span></text:p>
      <text:p text:style-name="P21">);</text:p>
      <text:p text:style-name="P21"/>
      <text:p text:style-name="P22">CREATE TABLE Industries</text:p>
      <text:p text:style-name="P22">(id INT PRIMARY KEY,</text:p>
      <text:p text:style-name="P22"><text:s/>country VARCHAR(20) REFERENCES Country(name),</text:p>
      <text:p text:style-name="P22"><text:s/>industry VARCHAR(20),</text:p>
      <text:p text:style-name="P22">);</text:p>
      <text:p text:style-name="P22"/>
      <text:p text:style-name="P22">CREATE TABLE Economy</text:p>
      <text:p text:style-name="P22">(country VARCHAR(20) REFERENCES Country(name),</text:p>
      <text:p text:style-name="P22"><text:s/>growthRate FLOAT,</text:p>
      <text:p text:style-name="P22"><text:s/>perCapita INT,</text:p>
      <text:p text:style-name="P22"><text:s/>agricultural FLOAT,</text:p>
      <text:p text:style-name="P22"><text:s/>industry FLOAT,</text:p>
      <text:p text:style-name="P22"><text:s/>services FLOAT,</text:p>
      <text:p text:style-name="P22"><text:s/>povertyLine FLOAT</text:p>
      <text:p text:style-name="P22">);</text:p>
      <text:p text:style-name="P22"/>
      <text:p text:style-name="P8"><text:span text:style-name="T1">CREATE TRIGGER SumLanguage -- </text:span><text:span text:style-name="T8">I don’t know if this works</text:span></text:p>
      <text:p text:style-name="P8"><text:span text:style-name="T7">AFTER</text:span><text:span text:style-name="T1"> INSERT INTO Languages</text:span></text:p>
      <text:p text:style-name="P23">FOR EACH ROW</text:p>
      <text:p text:style-name="P23">BEGIN</text:p>
      <text:p text:style-name="P23"><text:s text:c="4"/>UPDATE Languages</text:p>
      <text:p text:style-name="P23"><text:s text:c="4"/>SET percentage = NULL</text:p>
      <text:p text:style-name="P9"><text:span text:style-name="T1"><text:s text:c="4"/>WHERE </text:span><text:span text:style-name="T9">country = NEW.</text:span><text:span text:style-name="T10">c</text:span><text:span text:style-name="T9">ountry</text:span></text:p>
      <text:p text:style-name="P9"><text:span text:style-name="T9"><text:s text:c="4"/>AND (</text:span><text:span text:style-name="T8">NULL </text:span><text:span text:style-name="T10">IN</text:span><text:span text:style-name="T8"> (SELECT percentage FROM Languages AS l WHERE l.country = NEW.country)</text:span></text:p>
      <text:p text:style-name="P9"><text:span text:style-name="T8"><text:s text:c="4"/>OR 100 &lt;&gt; (SELECT SUM(percentage) FROM Languages AS l2 WHERE l2.country = NEW.country</text:span><text:span text:style-name="T9">)</text:span><text:span text:style-name="T8">)</text:span></text:p>
      <text:p text:style-name="P24">END;</text:p>
      <text:p text:style-name="P23"/>
      <text:p text:style-name="P25">CREATE TRIGGER SumEcon -- I also don’t know if this works</text:p>
      <text:p text:style-name="P25">AFTER INSERT INTO Economy</text:p>
      <text:p text:style-name="P25">FOR EACH ROW</text:p>
      <text:p text:style-name="P25">BEGIN</text:p>
      <text:p text:style-name="P25"><text:s text:c="4"/>UPDATE Economy</text:p>
      <text:p text:style-name="P25"><text:s text:c="4"/>SET agriculture = NULL</text:p>
      <text:p text:style-name="P25"><text:s text:c="4"/>WHERE country = NEW.country</text:p>
      <text:p text:style-name="P25"><text:s text:c="4"/>AND (NULL IN (SELECT agriculture FROM Economy as c WHERE c.country = NEW.country)</text:p>
      <text:p text:style-name="P25"><text:s text:c="8"/>OR NULL IN (SELECT industry FROM Economy as c WHERE c.country = NEW.country)</text:p>
      <text:p text:style-name="P25"><text:s text:c="8"/>OR NULL IN (SELECT services FROM Economy as c WHERE c.country = NEW.country)</text:p>
      <text:p text:style-name="P10"><text:span text:style-name="T1"><text:s text:c="8"/>OR 100 &lt;&gt; (agriculture+industry+services FROM Economy as c2 WHERE c2.country = NEW.country)</text:span><text:span text:style-name="T11">)</text:span></text:p>
      <text:p text:style-name="P11"><text:span text:style-name="T11">E</text:span><text:span text:style-name="T1">ND;</text:span></text:p>
      <text:p text:style-name="P23"/>
      <text:p text:style-name="P4"><text:soft-page-break/>5. Functional Requirements</text:p>
      <text:p text:style-name="P3">The Traveler’s Guide should be able to:</text:p>
      <text:list xml:id="list6208252602067628666" text:style-name="L1">
        <text:list-item>
          <text:p text:style-name="P14"><text:span text:style-name="T15">Create an account (add user) – for guests</text:span></text:p>
        </text:list-item>
        <text:list-item>
          <text:p text:style-name="P14"><text:span text:style-name="T15">Delete account (</text:span>delete <text:span text:style-name="T15">user) – for users</text:span></text:p>
        </text:list-item>
        <text:list-item>
          <text:p text:style-name="P14"><text:span text:style-name="T15">V</text:span>iew <text:span text:style-name="T15">all public </text:span>users – <text:span text:style-name="T15">for users</text:span> </text:p>
        </text:list-item>
        <text:list-item>
          <text:p text:style-name="P14"><text:span text:style-name="T15">V</text:span>iew <text:span text:style-name="T15">entire user list – administrator.</text:span></text:p>
        </text:list-item>
        <text:list-item>
          <text:p text:style-name="P14">Add <text:span text:style-name="T15">connection – mutual between two users</text:span></text:p>
        </text:list-item>
        <text:list-item>
          <text:p text:style-name="P14"><text:span text:style-name="T15">D</text:span>elete <text:span text:style-name="T15">a connection – for users</text:span></text:p>
        </text:list-item>
        <text:list-item>
          <text:p text:style-name="P14"><text:span text:style-name="T15">V</text:span>iew connections – <text:span text:style-name="T15">for users, admin</text:span></text:p>
        </text:list-item>
        <text:list-item>
          <text:p text:style-name="P26">Search countries – <text:span text:style-name="T15">for all</text:span></text:p>
        </text:list-item>
        <text:list-item>
          <text:p text:style-name="P30"><text:span text:style-name="T2">View data </text:span><text:span text:style-name="T1">for countries –</text:span><text:span text:style-name="T13"> all</text:span></text:p>
        </text:list-item>
        <text:list-item>
          <text:p text:style-name="P31"><text:span text:style-name="T1">View list of distances to a country (from others) – all</text:span></text:p>
        </text:list-item>
        <text:list-item>
          <text:p text:style-name="P32"><text:span text:style-name="T1">View list of border countries for a country - all</text:span></text:p>
        </text:list-item>
        <text:list-item>
          <text:p text:style-name="P27">Data comparison between countries - <text:span text:style-name="T15">all</text:span></text:p>
        </text:list-item>
        <text:list-item>
          <text:p text:style-name="P30"><text:span text:style-name="T2">Recommended </text:span><text:span text:style-name="T1">Work/Vacation Search to countries –</text:span><text:span text:style-name="T13"> for users (</text:span><text:span text:style-name="T1">given a users attributes/preferences)</text:span></text:p>
        </text:list-item>
        <text:list-item>
          <text:p text:style-name="P27">Language Exchange Search (find other users with the same second language + area dialect) – <text:span text:style-name="T15">for users</text:span></text:p>
        </text:list-item>
        <text:list-item>
          <text:p text:style-name="P27">Allow users to leave travel recommendations for others</text:p>
        </text:list-item>
        <text:list-item>
          <text:p text:style-name="P28">Search all recommendations and be able to delete them – users, admin</text:p>
        </text:list-item>
        <text:list-item>
          <text:p text:style-name="P29"><text:span text:style-name="T14">Calculate shortest absolute path (coordinates) between users, countries, and the mix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8:34:12.173958494</meta:creation-date>
    <dc:date>2017-10-29T19:13:08.885237772</dc:date>
    <meta:editing-duration>PT18M3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104" meta:word-count="454" meta:character-count="3128" meta:non-whitespace-character-count="2687"/>
  </office:meta>
</office:document-meta>
</file>